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Symbol" style:font-charset="x-symbol" svg:font-family="Symbol" style:font-family-generic="roman" style:font-pitch="variable" svg:panose-1="5 5 1 2 1 7 6 2 5 7"/>
    <style:font-face style:name="Arial Unicode MS" svg:font-family="Arial Unicode MS" style:font-family-generic="swiss" style:font-pitch="variable" svg:panose-1="2 11 6 4 2 2 2 2 2 4"/>
    <style:font-face style:name="DengXian Light" svg:font-family="DengXian Light" style:font-family-generic="roman"/>
    <style:font-face style:name="Calibri Light" svg:font-family="Calibri Light" style:font-family-generic="swiss" style:font-pitch="variable" svg:panose-1="2 15 3 2 2 2 4 3 2 4"/>
    <style:font-face style:name="DengXian" svg:font-family="DengXian" style:font-family-generic="modern" style:font-pitch="fixed" svg:panose-1="2 1 6 0 3 1 1 1 1 1"/>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fo:margin-left="0.3in">
        <style:tab-stops/>
      </style:paragraph-properties>
    </style:style>
    <style:style style:name="P2" style:parent-style-name="Textbody" style:family="paragraph">
      <style:paragraph-properties fo:break-before="page"/>
    </style:style>
    <style:style style:name="P3" style:parent-style-name="Textbody" style:list-style-name="LFO5" style:family="paragraph"/>
    <style:style style:name="P4" style:parent-style-name="Textbody" style:list-style-name="LFO5" style:family="paragraph"/>
    <style:style style:name="P5" style:parent-style-name="Textbody" style:list-style-name="LFO5" style:family="paragraph"/>
    <style:style style:name="P6" style:parent-style-name="Textbody" style:list-style-name="LFO5" style:family="paragraph"/>
    <style:style style:name="P7" style:parent-style-name="Textbody" style:list-style-name="LFO5" style:family="paragraph"/>
    <style:style style:name="P8" style:parent-style-name="Textbody" style:list-style-name="LFO5" style:family="paragraph"/>
    <style:style style:name="P9" style:parent-style-name="Textbody" style:list-style-name="LFO6" style:family="paragraph"/>
    <style:style style:name="P10" style:parent-style-name="Textbody" style:list-style-name="LFO6" style:family="paragraph"/>
    <style:style style:name="P11" style:parent-style-name="Textbody" style:list-style-name="LFO6" style:family="paragraph"/>
    <style:style style:name="P12" style:parent-style-name="Textbody" style:list-style-name="LFO6" style:family="paragraph"/>
    <style:style style:name="P13" style:parent-style-name="Textbody" style:list-style-name="LFO6" style:family="paragraph"/>
    <style:style style:name="P14" style:parent-style-name="Textbody" style:list-style-name="LFO6" style:family="paragraph"/>
    <style:style style:name="T15" style:parent-style-name="DefaultParagraphFont" style:family="text">
      <style:text-properties style:text-position="super 66.6%"/>
    </style:style>
    <style:style style:name="T16" style:parent-style-name="DefaultParagraphFont" style:family="text">
      <style:text-properties fo:language="en" fo:country="GB"/>
    </style:style>
    <style:style style:name="P17" style:parent-style-name="Textbody" style:family="paragraph">
      <style:text-properties style:font-name-complex="Arial Unicode MS" style:font-size-complex="10.5pt" style:language-complex="pa" style:country-complex="IN"/>
    </style:style>
    <style:style style:name="P18" style:parent-style-name="Textbody" style:family="paragraph">
      <style:text-properties style:font-name-complex="Arial Unicode MS" style:font-size-complex="10.5pt" style:language-complex="pa" style:country-complex="IN"/>
    </style:style>
    <style:style style:name="P19" style:parent-style-name="Textbody" style:family="paragraph">
      <style:text-properties style:font-name-complex="Arial Unicode MS" style:font-size-complex="10.5pt" style:language-complex="pa" style:country-complex="IN"/>
    </style:style>
    <style:style style:name="P20" style:parent-style-name="Textbody" style:family="paragraph">
      <style:text-properties style:font-name-complex="Arial Unicode MS" style:font-size-complex="10.5pt" style:language-complex="pa" style:country-complex="IN"/>
    </style:style>
    <style:style style:name="P21" style:parent-style-name="Textbody" style:list-style-name="LFO7" style:family="paragraph"/>
    <style:style style:name="P22" style:parent-style-name="Textbody" style:list-style-name="LFO7" style:family="paragraph"/>
    <style:style style:name="P23" style:parent-style-name="Textbody" style:list-style-name="LFO7" style:family="paragraph"/>
    <style:style style:name="T24" style:parent-style-name="DefaultParagraphFont" style:family="text">
      <style:text-properties fo:language="el" fo:country="GR"/>
    </style:style>
  </office:automatic-styles>
  <office:body>
    <office:text text:use-soft-page-breaks="true">
      <text:h text:style-name="P1" text:outline-level="1"/>
      <text:p text:style-name="P2"/>
      <text:h text:style-name="Heading1" text:outline-level="1">Abstract</text:h>
      <text:p text:style-name="Textbody">Distributed rendering is a rendering technique where multiple computers render parts of an image so they can be composed into a single, final one. This way, the computational cost on the side of the renderer is decreased since only a small viewport, compared to the final image, is rendered. Two popular graphics acceleration APIs are OpenGL and the relatively new Vulkan. In this dissertation a distributed rendering system using the two APIs in order to compare them in terms of efficiency, is developed. For this, a client-server model of communication, where the clients render parts of the final image and the server constructs the final image using the clients' subparts, is incorporated. For the client a deferred shading graphics engine is implemented and both the client and the server will have the option to use OpenGL or Vulkan as the underlying technology. The results of the experiment will be the average frametimes for each scenario and will be compared with each other to determine if there is a correlation between the underlying API and the frametimes.</text:p>
      <text:h text:style-name="Heading1" text:outline-level="1">Preface</text:h>
      <text:p text:style-name="Textbody">This dissertation will present a comparison analysis between two graphics acceleration APIs, namely OpenGL and Vulkan for their efficiency in a distributed environment. Additional tests will take place regarding the different resolutions, compression and number of clients.</text:p>
      <text:p text:style-name="Textbody">The main milestones of the project are the following:</text:p>
      <text:list text:style-name="LFO5" text:continue-numbering="true">
        <text:list-item>
          <text:p text:style-name="P3">Literature review</text:p>
        </text:list-item>
        <text:list-item>
          <text:p text:style-name="P4">Design a network communication scheme</text:p>
        </text:list-item>
        <text:list-item>
          <text:p text:style-name="P5">Design an abstraction layer for the graphics engine</text:p>
        </text:list-item>
        <text:list-item>
          <text:p text:style-name="P6">Implement the applications</text:p>
        </text:list-item>
        <text:list-item>
          <text:p text:style-name="P7">Perform experiment</text:p>
        </text:list-item>
        <text:list-item>
          <text:p text:style-name="P8">Analyze experiment results</text:p>
        </text:list-item>
      </text:list>
      <text:p text:style-name="Textbody">The dissertation is organized in the following sections:</text:p>
      <text:list text:style-name="LFO6" text:continue-numbering="true">
        <text:list-item>
          <text:p text:style-name="P9">Critical context</text:p>
        </text:list-item>
        <text:list-item>
          <text:p text:style-name="P10">Methods</text:p>
        </text:list-item>
        <text:list-item>
          <text:p text:style-name="P11">Evaluation</text:p>
        </text:list-item>
        <text:list-item>
          <text:p text:style-name="P12">Conclusion</text:p>
        </text:list-item>
        <text:list-item>
          <text:p text:style-name="P13">Further work</text:p>
        </text:list-item>
        <text:list-item>
          <text:p text:style-name="P14">Bibliography</text:p>
        </text:list-item>
      </text:list>
      <text:h text:style-name="Heading1" text:outline-level="1">Critical Context</text:h>
      <text:p text:style-name="Textbody">This dissertation involves rendering a scene using deferred shading as the main drawing method. It requires a distributed setup where clients render parts of an image that are compiled into the final result. In this section, modern deferred shading and previous work for distributed rendering is presented. Moreover, this section discusses the tools and 3<text:span text:style-name="T15">rd</text:span><text:s/>party libraries which will be used for the project.</text:p>
      <text:h text:style-name="Heading2" text:outline-level="2">Deferred Shading</text:h>
      <text:p text:style-name="Textbody">The most important part of this project is the method or rendering that is used.<text:s/>A straightforward approach would be<text:s/>Forward<text:s/>Rendering. Using this method means that for every object that is<text:s/><text:soft-page-break/>rendered, the light is calculated on the fragment shader. The drawback of this is that the light data information must be uploaded to the GPU for every object, which limits the number of lights that are possible to have per object. Moreover lighting is calculated for fragments that are not shown on the screen, mainly because of depth culling, making this technique inefficient<text:s/>especially for complex scenes.</text:p>
      <text:h text:style-name="Heading3" text:outline-level="3">Simple Deferred Shading</text:h>
      <text:p text:style-name="Textbody">A different approach, is Deferred Shading which changes the way the lighting is calculated. As the name indicates, in Deferred Shading the lighting is calculated on a different stage of the pipeline. Using this method requires two render passes. In the first one which is called geometry pass, the whole scene is rendered once in order to store the current viewport geometrical data in a series of textures called the G-Buffer. The light pass which is rendered right after the geometry pass, uses these textures to calculate the light per pixel. [Vries, n.d]</text:p>
      <text:p text:style-name="Textbody">Deferred Shading is more complex<text:span text:style-name="T16"><text:s/></text:span>than forward rendering but allows to render complex scenes with an arbitrary number of lights. The only limitations here are the GPU memory, since the G-Buffer can be very big and the framerate.</text:p>
      <text:p text:style-name="Textbody">As far as the light pass<text:s/>in Deferred Shading<text:s/>is concerned, there is a number of different methods to follow.<text:s/>A simple approach is to render each light as a mesh. More specifically the point-lights can be rendered as spheres, the spotlights as cones and the directional lights as full-screen quads.<text:s/>The size of the spheres and cones depend on an<text:s/>attenuation equation<text:s/>in order to find at which distance from the source the light is so dim it becomes unobservable<text:s/>[Vries, n.d]. That way, only the pixels on the screen are rendered as many times as there are lights that actually modify on the colour of that pixel.</text:p>
      <text:h text:style-name="Heading3" text:outline-level="3">Stencil pre-pass Deferred Shading</text:h>
      <text:p text:style-name="Textbody">An optimization for the lighting pass is to have a stencil pre-pass for every light.<text:s/>[Meiri, n.d.]<text:s/>The problem that is tackled with this optimization is the light mesh is rendered even if the depth of geometry is out of the mesh bounds. This is why a stencil pass is done before the lighting pass for each light in order to isolate the pixels that actually reside inside the light mesh volume and calculate the lights only for them.<text:s/></text:p>
      <text:p text:style-name="Textbody">This method decreases the number of fragment light calculations however in scenes with heavy lighting increases the number of draw calls on the side of the CPU.</text:p>
      <text:h text:style-name="Heading3" text:outline-level="3">Tiled Deferred Shading</text:h>
      <text:p text:style-name="Textbody">A major optimization<text:s/>to the Deferred Shading pipeline in terms of frame-time and lighting calculations is Tiled Deferred Shading<text:s/>[Lauritzen, 2010]. This technique incorporates Compute Shaders in order to light the scene. The way this is done is the following.</text:p>
      <text:p text:style-name="Textbody">The geometry pass is done as usual but instead of having light pass where each light is rendered as a mesh, a compute shader divides the viewport in tiles and calculates which lights affect this tile. It the proceeds to do the lighting operations.<text:s/></text:p>
      <text:p text:style-name="Textbody">This technique is superior to simple Deferred Shading and the Stencil pre-pass one because it eliminates the overhead that was caused by the multiple Gbuffer reads and the additive blending that was used to light accumulation<text:s/>[Lauritzen, 2010].</text:p>
      <text:h text:style-name="Heading3" text:outline-level="3">Clustered Deferred Shading</text:h>
      <text:p text:style-name="Textbody">Clustered Deferred Shading is a technique that tries to tackle some problems of Tiled Deferred Shading. To clarify, it solves the depth discontinuity problem that may exist in Tiled Deferred Shading while its performance is the same or better.<text:s/>Furthermore<text:s/>it is supposed to work as a unified solution that<text:s/>for Deferred Shading and Forward Rendering while it is easier to implement than Tiled Deferred<text:s/><text:soft-page-break/>with Forward+.<text:s/>[Persson, 2015]</text:p>
      <text:p text:style-name="P17"/>
      <text:p text:style-name="P18">All these techniques were considered<text:s/>for the project.<text:s/>For OpenGL a stencil pre-pass Deferred Shading pipeline was even setup. However in Vulkan the pipelines must be set at the beginning of the rendering. That would mean that for every light addition/deletion the whole pipeline would have to be teared down and be rebuilt which is not a cheap process. Moreover the software complexity would increase immensely on the Vulkan side.</text:p>
      <text:p text:style-name="P19">Tiled and Clustered Deferred Shading are compatible with the way OpenGL and Vulkan APIs work. The problem with using these techniques was the time limitation of the project paired with the inexperience of the author in Compute Shaders.</text:p>
      <text:p text:style-name="P20">This is why a simple Deferred Shading graphics engine was<text:s/>used.</text:p>
      <text:h text:style-name="Heading2" text:outline-level="2">Distributed Rendering</text:h>
      <text:h text:style-name="Heading2" text:outline-level="2">Development framework</text:h>
      <text:h text:style-name="Heading3" text:outline-level="3">Programming language</text:h>
      <text:p text:style-name="Textbody">The programming language of choice was C++. The reasoning behind this is that the project requires both high level, object-oriented capabilities as well as low level byte handling for use on the network. Moreover, the applications built are both CPU and GPU intensive so performance is also taken into account.<text:s/></text:p>
      <text:p text:style-name="Textbody">According to a series of benchmark tests in<text:s/><text:a xlink:href="https://raid6.com.au/~onlyjob/posts/arena/" office:target-frame-name="_top" xlink:show="replace"><text:span text:style-name="Hyperlink">https://raid6.com.au/~onlyjob/posts/arena/</text:span></text:a><text:s/>BENCHMARK_REFERENCE, C++ proved to be one of the best candidates that are efficient in terms of execution speed as well as core capabilities.</text:p>
      <text:h text:style-name="Heading3" text:outline-level="3">Compiler</text:h>
      <text:p text:style-name="Textbody">The project is built and tested on windows machines, this is why the visual studio compiler 2015 (VC2015) will be used. VC2015 supports the C++11 core language specification.<text:s/><text:a xlink:href="https://msdn.microsoft.com/en-us/library/hh567368.aspx" office:target-frame-name="_top" xlink:show="replace"><text:span text:style-name="Hyperlink">https://msdn.microsoft.com/en-us/library/hh567368.aspx</text:span></text:a><text:s/>MICROSOFT_REFERENCE<text:s/></text:p>
      <text:h text:style-name="Heading3" text:outline-level="3">Code editor - Compiling tool</text:h>
      <text:p text:style-name="Textbody">The project is developed in Notepad++ and a SCons compilation tool. The reasoning behind this is the future need to make the project cross platform and as independent from IDEs as possible.</text:p>
      <text:p text:style-name="Textbody">Since Notepad++ is just a text editor and SCons requires only a script to run, compiling for other operating systems becomes trivial.</text:p>
      <text:p text:style-name="Textbody">Notepad++ is released under the GNUv2 License.</text:p>
      <text:p text:style-name="Textbody">Scons is released under MIT License.</text:p>
      <text:h text:style-name="Heading3" text:outline-level="3">Version control</text:h>
      <text:p text:style-name="Textbody">A version control system was used as a safety measure for the development of the project. The two obvious choices for this was SVN and Git.<text:s/></text:p>
      <text:p text:style-name="Textbody">Git was chosen because it is decentralized and makes it easy to work offline on the local repository. On the other side, SVN is dependent on the SVN server and considering that the developer of this project did not have access to the internet at all times, using Git was the only viable solution.</text:p>
      <text:p text:style-name="Textbody">Git is released under the GNUv2 License.</text:p>
      <text:soft-page-break/>
      <text:h text:style-name="Heading3" text:outline-level="3">Project directory structure</text:h>
      <text:h text:style-name="Heading2" text:outline-level="2">Third party libraries</text:h>
      <text:h text:style-name="Heading3" text:outline-level="3">Asio</text:h>
      <text:p text:style-name="Textbody">Since the project will make use of the network to communicate, a library that supports this kind of capabilities is required. The library that was chosen for this is Asio.</text:p>
      <text:p text:style-name="Textbody">The main reason this library is chosen, is because it is originally developed as part of Boost C++ Library which is known to be mature and stable. Apart from that it also provides a consistent, asynchronous communication model which will make it easy to send large network messages without halting the application. ASIO_REFERENCE</text:p>
      <text:p text:style-name="Textbody">Because it is written in C++ and cross-platform it serves as an excellent choice for solving the project’s network requirements.<text:s/></text:p>
      <text:p text:style-name="Textbody">Asio is released under the “boost software license”.</text:p>
      <text:h text:style-name="Heading3" text:outline-level="3">Assimp</text:h>
      <text:p text:style-name="Textbody">The developed graphics engine loads models in order to render them on screen. Developing a custom library to load the required meshes is too costly in terms of time and introduces the probability of error. Open Asset Import Library (Assimp) is a C++ library that loads 3D meshes in a single data structure. ASSIMP_REFERENCE That way the mesh handling is decoupled from the 3D mesh file type.</text:p>
      <text:p text:style-name="Textbody">The reasoning behind this choice is that it is written in C++ and that according to the website it is being developed for almost 10 years, since 2008. ASSIMP_REFERENCE. This indicates a good level of maturity and stability.</text:p>
      <text:p text:style-name="Textbody">Assimp is released under the BSD license.</text:p>
      <text:h text:style-name="Heading3" text:outline-level="3">Freeimage</text:h>
      <text:p text:style-name="Textbody">Loading models on the graphics engine is coupled with loading textures. This is the reason there is the need for a library that enables applications to load and use 2D textures. Just like Assimp, FreeImage decouples the image file type from the image data handling. It supports popular image formats like PNG, BMP, JPEG and TIFF. FREEIMAGE_REFERENCE.</text:p>
      <text:p text:style-name="Textbody">For the project itself, it is important to be able to load 32bit RGBA images like PNG files and FreeImage handles this properly.</text:p>
      <text:p text:style-name="Textbody">FreeImage is released under GPLv3.</text:p>
      <text:h text:style-name="Heading3" text:outline-level="3">Glm</text:h>
      <text:p text:style-name="Textbody">Graphics is a visual representation of mathematical entities such as vectors and matrices on the screen. Considering this, building a graphics engine requires a mathematics library that contains structures that help describe the graphics that are drawn. The windows framework for graphics, DirectX, includes a mathematical library, DirectXMath. DIRECTXMATH_REFERENCE. Unlike DirectX, OpenGL and Vulkan do not come with their own mathematics library.<text:s/></text:p>
      <text:p text:style-name="Textbody">However, G-Truc Creation, developed a mathematics library for OpenGL which is known as OpenGL Mathematics or GLM. GLM is designed to have the same naming conventions and functionalities as OpenGL Shading Language (GLSL) GLM_REFERENCE. That means that the data structures are also ready to be uploaded to the GPU without worrying about structure size and compatibility to built-in GLSL types. Since the shader code that is written for Vulkan is SPIR-V which can be compiled from GLSL, GLM is a straightforward and easy solution for both Vulkan and OpenGL.</text:p>
      <text:soft-page-break/>
      <text:p text:style-name="Textbody">GL is released under the MIT License.</text:p>
      <text:h text:style-name="Heading3" text:outline-level="3">Lz4</text:h>
      <text:p text:style-name="Textbody">In the project, a set of tests include compressing the rendered results to lower the network bandwidth. For this three approaches were relevant:</text:p>
      <text:list text:style-name="LFO7" text:continue-numbering="true">
        <text:list-item>
          <text:p text:style-name="P21">Lossless single image compression</text:p>
        </text:list-item>
        <text:list-item>
          <text:p text:style-name="P22">Lossless video compression</text:p>
        </text:list-item>
        <text:list-item>
          <text:p text:style-name="P23">Lossless generic data compression</text:p>
        </text:list-item>
      </text:list>
      <text:p text:style-name="Textbody">Lossless image compression like PNG was too slow as early testing showed that it would drop the framerate to 2 frames per second just to compress the images. This made sense because of the fact that the PNG compressor tries a number of compression techniques for each row in the image.<text:s/><text:a xlink:href="http://www.libpng.org/pub/png/book/chapter09.html" office:target-frame-name="_top" xlink:show="replace"><text:span text:style-name="Hyperlink">http://www.libpng.org/pub/png/book/chapter09.html</text:span></text:a><text:s/>PNG_REFERENCE</text:p>
      <text:p text:style-name="Textbody">Video compression was not tried because of the costs that would rise in terms of development time but will be considered as future work.</text:p>
      <text:p text:style-name="Textbody">As far as generic data compression is concerned, the choice was LZ4 because it is faster than many alternatives like zlib, QuickLZ <text:s/>and LZF<text:s/><text:a xlink:href="https://lz4.github.io/lz4/" office:target-frame-name="_top" xlink:show="replace"><text:span text:style-name="Hyperlink">https://lz4.github.io/lz4/</text:span></text:a><text:s/>LZ4_REFERENCE. Furthermore it provides a single line solution for compression/decompression of data which eliminated the development time.</text:p>
      <text:p text:style-name="Textbody">The part of Lz4 that is used in this project is released under BSD 2-Clause license.</text:p>
      <text:soft-page-break/>
      <text:h text:style-name="Heading1" text:outline-level="1"><text:s/>Methods</text:h>
      <text:h text:style-name="Heading2" text:outline-level="2">Requirements</text:h>
      <text:h text:style-name="Heading2" text:outline-level="2">Design</text:h>
      <text:h text:style-name="Heading3" text:outline-level="3">Network</text:h>
      <text:h text:style-name="Heading3" text:outline-level="3">Scene management</text:h>
      <text:h text:style-name="Heading3" text:outline-level="3">Render control</text:h>
      <text:h text:style-name="Heading2" text:outline-level="2">Implementation details</text:h>
      <text:h text:style-name="Heading3" text:outline-level="3">OpenGL</text:h>
      <text:h text:style-name="Heading3" text:outline-level="3">Vulkan</text:h>
      <text:h text:style-name="Heading1" text:outline-level="1">Evaluation</text:h>
      <text:h text:style-name="Heading2" text:outline-level="2">Testing scenarios and results</text:h>
      <text:h text:style-name="Heading2" text:outline-level="2">Analysis – Results discussion</text:h>
      <text:h text:style-name="Heading1" text:outline-level="1">Conclusion</text:h>
      <text:h text:style-name="Heading1" text:outline-level="1">Further work</text:h>
      <text:h text:style-name="Heading1" text:outline-level="1">Bibliography</text:h>
      <text:p text:style-name="Textbody"><text:span text:style-name="T24">[Ωριεσ, ν.δ] ηττπσ:¨//λεαρνοπενγλ.ψομ/Αδωανψεδ-Λιγητινγ/Δεφερρεδ-Σηαδινγ</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Symbol" style:font-charset="x-symbol" svg:font-family="Symbol" style:font-family-generic="roman" style:font-pitch="variable" svg:panose-1="5 5 1 2 1 7 6 2 5 7"/>
    <style:font-face style:name="Arial Unicode MS" svg:font-family="Arial Unicode MS" style:font-family-generic="swiss" style:font-pitch="variable" svg:panose-1="2 11 6 4 2 2 2 2 2 4"/>
    <style:font-face style:name="DengXian Light" svg:font-family="DengXian Light" style:font-family-generic="roman"/>
    <style:font-face style:name="Calibri Light" svg:font-family="Calibri Light" style:font-family-generic="swiss" style:font-pitch="variable" svg:panose-1="2 15 3 2 2 2 4 3 2 4"/>
    <style:font-face style:name="DengXian" svg:font-family="DengXian" style:font-family-generic="modern" style:font-pitch="fixed"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left="0.7in">
        <style:tab-stops/>
      </style:paragraph-properties>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2" style:display-name="WW_OutlineListStyle_2">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list-style style:name="WW_OutlineListStyle_1" style:display-name="WW_OutlineListStyle_1">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PG-Bizelis, Stavros</dc:creator>
    <meta:creation-date>2009-04-16T11:32:00Z</meta:creation-date>
    <dc:date>2018-08-28T18:35:00Z</dc:date>
    <meta:template xlink:href="CAEACDDB" xlink:type="simple"/>
    <meta:editing-cycles>104</meta:editing-cycles>
    <meta:editing-duration>PT44820S</meta:editing-duration>
    <meta:user-defined meta:name="Info 1"/>
    <meta:user-defined meta:name="Info 2"/>
    <meta:user-defined meta:name="Info 3"/>
    <meta:user-defined meta:name="Info 4"/>
    <meta:document-statistic meta:page-count="7" meta:paragraph-count="26" meta:word-count="1973" meta:character-count="13196" meta:row-count="93" meta:non-whitespace-character-count="11249"/>
  </office:meta>
</office:document-meta>
</file>